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contractor:</text:p>
      <text:p text:style-name="Standard"/>
      <text:p text:style-name="Standard">I have inherited a pizza shop from a family friend who had no heirs. While I am glad to receive my own business, the financial records were left in a mess. I need your help.</text:p>
      <text:p text:style-name="Standard"/>
      <text:p text:style-name="Standard">The original owner was very old fashioned: it was extremely difficult to convince him to purchase and use a computer to store his orders, earnings, and customer history. Ultimately, he did buy a computer to help him in this, but he used it in a way that reflected his thinking. Shortly after he purchased his computer, he had a friend of his create a macro that allowed him to input data into a document, as though he were writing up a bill on a typewriter. When done, the macro would calculate the final bill, and save the order to a text file. The macro could also allow him to view old orders from these text files in a similar manner.</text:p>
      <text:p text:style-name="Standard"/>
      <text:p text:style-name="Standard">Under this system, every order from every customer for every day was it's own separate file. The original owner ran the system like this for 20 years, and he had an average of 75 orders a day 6 days a week! Somehow, he knew the location of every one of his customers' orders, and could find orders and individual items on orders at will. I am nowhere near as talented: I plan to install a database management system, to store these and future orders, as well as storing future menu items, customer information, and special offer data.</text:p>
      <text:p text:style-name="Standard"/>
      <text:p text:style-name="Standard">This leads me to my problem: the manner in which the files are formatted, is not conducive to the use of an import/export tool for any database I know of. The general way the files are written is as follows:</text:p>
      <text:p text:style-name="Standard"/>
      <text:p text:style-name="Standard">Customer Name, Customer Address, Customer Phone Number</text:p>
      <text:p text:style-name="Standard">item, Item Name, Item Size, Item Quantity, Item Price</text:p>
      <text:p text:style-name="Standard"><text:s text:c="4"/>etc</text:p>
      <text:p text:style-name="Standard"><text:s text:c="4"/>etc</text:p>
      <text:p text:style-name="Standard"><text:s text:c="4"/>etc</text:p>
      <text:p text:style-name="Standard"><text:s text:c="4"/>Total: Final Price</text:p>
      <text:p text:style-name="Standard"><text:s text:c="4"/>Notes, notes</text:p>
      <text:p text:style-name="Standard"/>
      <text:p text:style-name="Standard">The macro's organization system is internally consistent: there is a customer information row, items are noted by the first column being listed “item”, the final total is noted by the first column holding “Final Total”, the notes section has “Notes” in the final column. </text:p>
      <text:p text:style-name="Standard"/>
      <text:p text:style-name="Standard">While consistent, it makes it impossible for any conventional import/export tool I am familiar with to import the data: the orders contain numerous types of data, and there are no headers to speak of, making it impossible for me to point anything at a given file to separate various columns into logical data.</text:p>
      <text:p text:style-name="Standard"/>
      <text:p text:style-name="Standard">To be clear, only the Total and Notes is actually a label or header that exists in the file, the rest are simply stand ins for their listed values. There are no headers or labels otherwise. This makes feeding the data into a database difficult, as there is no consistent column structure for the import wizard to extract from.</text:p>
      <text:p text:style-name="Standard"/>
      <text:p text:style-name="Standard"/>
      <text:p text:style-name="Standard"/>
      <text:p text:style-name="Standard">I need two things:</text:p>
      <text:p text:style-name="Standard"/>
      <text:p text:style-name="Standard"><text:soft-page-break/>- An application (preferably something that I can use a point and click interface with) that will read through these individual files, extract the data, and from them create the following files:</text:p>
      <text:p text:style-name="Standard"><text:tab/>Customer Information – to hold individual customer information</text:p>
      <text:p text:style-name="Standard"><text:tab/>Menu Items – to hold the price of individual menu items</text:p>
      <text:p text:style-name="Standard"><text:tab/>Orders – to hold the price of orders.</text:p>
      <text:p text:style-name="Standard"><text:tab/>OrderItems – to hold information about individual entries on given orders</text:p>
      <text:p text:style-name="Standard"/>
      <text:p text:style-name="Standard">-The data files created above to be fed into some kind of database.</text:p>
      <text:p text:style-name="Standard"/>
      <text:p text:style-name="Standard">I am preparing an intermediate file format for you to use, as well as the database schema for my future database. I will have them ready for you within the next two days. Would you please take this job for me?</text:p>
      <text:p text:style-name="Standard"/>
      <text:p text:style-name="Standard">Sincerely,</text:p>
      <text:p text:style-name="Standard"/>
      <text:p text:style-name="Standard">Pizza Maker:</text:p>
      <text:p text:style-name="Standard"/>
      <text:p text:style-name="Standard">supermariopizzamaker@examp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9T13:05:12.89</meta:creation-date>
    <dc:date>2020-05-10T11:02:38.24</dc:date>
    <meta:editing-duration>PT6H17M35S</meta:editing-duration>
    <meta:editing-cycles>3</meta:editing-cycles>
    <meta:generator>OpenOffice/4.1.3$Win32 OpenOffice.org_project/413m1$Build-9783</meta:generator>
    <meta:document-statistic meta:table-count="0" meta:image-count="0" meta:object-count="0" meta:page-count="2" meta:paragraph-count="26" meta:word-count="606" meta:character-count="3413"/>
  </office:meta>
</office:document-meta>
</file>